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4_28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14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Lucien Moss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April 18, 1893</text:p>
      <text:p text:style-name="P5">Month<text:tab/><text:tab/><text:tab/><text:tab/><text:tab/><text:tab/>April</text:p>
      <text:p text:style-name="P5">Year<text:tab/><text:tab/><text:tab/><text:tab/><text:tab/><text:tab/>1893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A photocopy is available in Box 19, FF 9.</text:p>
      <text:p text:style-name="P5"/>
      <text:p text:style-name="P5">VII Transcription</text:p>
      <text:p text:style-name="P2">(Symbols: ?=uncertain; []=supplied information; /=end of line)</text:p>
      <text:p text:style-name="P2"/>
      <text:p text:style-name="P3">1631 Chestnut St./</text:p>
      <text:p text:style-name="P3">April 18th 1893/</text:p>
      <text:p text:style-name="P2">Revd Sabato Morais./</text:p>
      <text:p text:style-name="P2">Dear Mr Morais./</text:p>
      <text:p text:style-name="P2"><text:tab/>Allow me to join in/ wishing you many happy/ returns of your natal day,/ and that God in his infinite/ mercy may spare you to con-/tinue your good works, is the/ sincere wish of--/ Yours Truly-/ Lucien Moss./ <text:s/>Mrs Moss unites heartily--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8T14:29:39.40</meta:creation-date>
    <dc:date>2012-03-22T12:11:04.19</dc:date>
    <dc:creator>Penn Libraries</dc:creator>
    <meta:editing-duration>PT00H04M47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2" meta:paragraph-count="66" meta:word-count="229" meta:character-count="1611"/>
  </office:meta>
</office:document-meta>
</file>